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04cm" fo:margin-left="-0.302cm" fo:margin-top="0cm" fo:margin-bottom="0cm" table:align="left" style:writing-mode="lr-tb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9.303cm"/>
    </style:style>
    <style:style style:name="Table1.C" style:family="table-column">
      <style:table-column-properties style:column-width="3.097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Footer">
      <style:paragraph-properties fo:padding="0cm" fo:border="non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paragraph-properties fo:text-align="center" style:justify-single-word="false" fo:orphans="0" fo:widows="0"/>
      <style:text-properties fo:language="ru" fo:country="RU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loext:opacity="100%" fo:font-style="italic" style:font-style-asian="italic"/>
    </style:style>
    <style:style style:name="P7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8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2pt" style:font-weight-asian="bold" style:font-size-complex="12pt"/>
    </style:style>
    <style:style style:name="P10" style:family="paragraph" style:parent-style-name="Standard">
      <style:paragraph-properties fo:orphans="0" fo:widows="0"/>
      <style:text-properties fo:font-size="9pt" style:font-size-asian="11pt" style:font-size-complex="11pt"/>
    </style:style>
    <style:style style:name="T1" style:family="text"/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С П И С Ъ К</text:p>
      <text:p text:style-name="P8">на публикациите по дисертацията</text:p>
      <text:p text:style-name="P8">на Петър Росенов Томов</text:p>
      <text:p text:style-name="P6"><text:bookmark text:name="_GoBack"/></text:p>
      <text:p text:style-name="P6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Вид на публикацията:</text:p>
            <text:p text:style-name="P10">Книга</text:p>
            <text:p text:style-name="P10">Статия в списания и поредици</text:p>
            <text:p text:style-name="P10">Доклад от конференция</text:p>
            <text:p text:style-name="P10">Монография</text:p>
            <text:p text:style-name="P10">Глава от колективна монография</text:p>
            <text:p text:style-name="P10">Студия</text:p>
            <text:p text:style-name="P10">Учебник</text:p>
            <text:p text:style-name="P10">Учебно пособие</text:p>
            <text:p text:style-name="P10">Речник (съставителство)</text:p>
            <text:p text:style-name="P10">Патент</text:p>
          </table:table-cell>
          <table:table-cell table:style-name="Table1.A1" office:value-type="string">
            <text:p text:style-name="P9">Пълни библиографски данни за публикацията</text:p>
          </table:table-cell>
          <table:table-cell table:style-name="Table1.A1" office:value-type="string">
            <text:p text:style-name="P9">Информационни бази данни, в които е реферирана/ индексирана публикацията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/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SimSun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en" fo:country="US" style:letter-kerning="false" style:font-name-asian="SimSun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fo:language="bg" fo:country="BG" style:font-size-asian="12pt" style:language-asian="zh" style:country-asian="C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rfc-language-tag="x-none" style:font-size-asian="9pt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roman" style:font-pitch="variable" fo:font-size="9pt" style:font-size-asian="9pt" style:language-asian="zh" style:country-asian="CN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SimSun" style:font-family-asian="SimSun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use-window-font-color="true" loext:opacity="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  <style:text-properties fo:font-family="'Courier New'" style:font-style-name="Regular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  <style:text-properties fo:font-family="'Courier New'" style:font-style-name="Regular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731cm" fo:text-indent="-0.635cm" fo:margin-left="7.73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001cm" fo:text-indent="-0.635cm" fo:margin-left="9.00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text:list-tab-stop-position="10.271cm" fo:text-indent="-0.635cm" fo:margin-left="10.271cm"/>
        </style:list-level-properties>
        <style:text-properties fo:font-family="'Courier New'" style:font-style-name="Regular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541cm" fo:text-indent="-0.635cm" fo:margin-left="11.54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'Courier New'" style:font-style-name="Regular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'Courier New'" style:font-style-name="Regular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fo:font-family="'Courier New'" style:font-style-name="Regular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Frame1" text:anchor-type="paragraph" svg:y="0.002cm" draw:z-index="0"><draw:text-box fo:min-height="0.041cm" fo:min-width="0.041cm"><text:p text:style-name="MP1"><text:span text:style-name="page_20_number"><text:page-number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Указания за подготовка на данни за хабилитирани учени с цел регистрация в Регистъра на Академичен Състав (РАС) в НАЦИД</dc:title>
    <meta:initial-creator>Gennady Agre</meta:initial-creator>
    <dc:creator>Todor Balabanov</dc:creator>
    <meta:editing-cycles>4</meta:editing-cycles>
    <meta:print-date>2019-02-27T12:17:00</meta:print-date>
    <meta:creation-date>2021-05-21T08:34:00</meta:creation-date>
    <dc:date>2022-02-23T11:57:09.924866066</dc:date>
    <meta:editing-duration>PT5M33S</meta:editing-duration>
    <meta:generator>LibreOffice/7.1.8.1$MacOSX_X86_64 LibreOffice_project/e1f30c802c3269a1d052614453f260e49458c82c</meta:generator>
    <meta:document-statistic meta:table-count="1" meta:image-count="0" meta:object-count="0" meta:page-count="1" meta:paragraph-count="17" meta:word-count="53" meta:character-count="348" meta:non-whitespace-character-count="312"/>
    <meta:user-defined meta:name="AppVersion">16.0000</meta:user-defined>
    <meta:user-defined meta:name="Company">IIT-BAS</meta:user-defined>
    <meta:template xlink:type="simple" xlink:actuate="onRequest" xlink:title="Normal" xlink:href=""/>
  </office:meta>
</office:document-meta>
</file>